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Standard" style:list-style-name="L2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4246093064792906960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list xml:id="list2870716086704947352" text:style-name="L2">
        <text:list-item>
          <text:list>
            <text:list-header>
              <text:p text:style-name="P2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1T11:45:02.60</dc:date>
    <dc:creator>James Lombardi</dc:creator>
    <meta:editing-duration>PT2H51M43S</meta:editing-duration>
    <meta:editing-cycles>33</meta:editing-cycles>
    <meta:document-statistic meta:table-count="0" meta:image-count="0" meta:object-count="0" meta:page-count="16" meta:paragraph-count="511" meta:word-count="5366" meta:character-count="26507"/>
  </office:meta>
</office:document-meta>
</file>